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Web" style:family="paragraph">
      <style:paragraph-properties fo:margin-top="0in" fo:margin-bottom="0.1666in" style:line-height-at-least="0.25in" fo:background-color="#FFFFFF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style:font-name="Arial" style:font-name-complex="Arial" fo:color="#323232"/>
    </style:style>
    <style:style style:name="T12" style:parent-style-name="DefaultParagraphFont" style:family="text">
      <style:text-properties style:font-name="Arial" style:font-name-complex="Arial" fo:color="#323232"/>
    </style:style>
    <style:style style:name="P13" style:parent-style-name="NormalWeb" style:family="paragraph">
      <style:paragraph-properties fo:margin-top="0in" fo:margin-bottom="0.1666in" style:line-height-at-least="0.25in" fo:background-color="#FFFFFF"/>
    </style:style>
    <style:style style:name="T14" style:parent-style-name="DefaultParagraphFont" style:family="text">
      <style:text-properties style:font-name="Arial" style:font-name-complex="Arial" fo:color="#323232"/>
    </style:style>
    <style:style style:name="P15" style:parent-style-name="NormalWeb" style:family="paragraph">
      <style:paragraph-properties fo:margin-top="0in" fo:margin-bottom="0.1666in" style:line-height-at-least="0.25in" fo:background-color="#FFFFFF"/>
    </style:style>
    <style:style style:name="T16" style:parent-style-name="DefaultParagraphFont" style:family="text">
      <style:text-properties style:font-name="Arial" style:font-name-complex="Arial" fo:color="#323232"/>
    </style:style>
    <style:style style:name="P17" style:parent-style-name="NormalWeb" style:family="paragraph">
      <style:paragraph-properties fo:margin-top="0in" fo:margin-bottom="0.1666in" style:line-height-at-least="0.25in" fo:background-color="#FFFFFF"/>
    </style:style>
    <style:style style:name="T18" style:parent-style-name="DefaultParagraphFont" style:family="text">
      <style:text-properties style:font-name="Arial" style:font-name-complex="Arial" fo:color="#323232"/>
    </style:style>
    <style:style style:name="P19" style:parent-style-name="NormalWeb" style:family="paragraph">
      <style:paragraph-properties fo:margin-top="0in" fo:margin-bottom="0.1666in" style:line-height-at-least="0.25in" fo:background-color="#FFFFFF"/>
    </style:style>
    <style:style style:name="T20" style:parent-style-name="DefaultParagraphFont" style:family="text">
      <style:text-properties style:font-name="Arial" style:font-name-complex="Arial" fo:color="#323232"/>
    </style:style>
    <style:style style:name="P21" style:parent-style-name="NormalWeb" style:family="paragraph">
      <style:paragraph-properties fo:margin-top="0in" fo:margin-bottom="0.1666in" style:line-height-at-least="0.25in" fo:background-color="#FFFFFF"/>
    </style:style>
    <style:style style:name="T22" style:parent-style-name="DefaultParagraphFont" style:family="text">
      <style:text-properties style:font-name="Arial" style:font-name-complex="Arial" fo:color="#323232"/>
    </style:style>
    <style:style style:name="P23" style:parent-style-name="NormalWeb" style:family="paragraph">
      <style:paragraph-properties fo:margin-top="0in" fo:margin-bottom="0.1666in" style:line-height-at-least="0.25in" fo:background-color="#FFFFFF"/>
    </style:style>
    <style:style style:name="T24" style:parent-style-name="DefaultParagraphFont" style:family="text">
      <style:text-properties style:font-name="Arial" style:font-name-complex="Arial" fo:color="#323232"/>
    </style:style>
    <style:style style:name="P25" style:parent-style-name="NormalWeb" style:family="paragraph">
      <style:paragraph-properties fo:margin-top="0in" fo:margin-bottom="0.1666in" style:line-height-at-least="0.25in" fo:background-color="#FFFFFF"/>
    </style:style>
    <style:style style:name="T26" style:parent-style-name="DefaultParagraphFont" style:family="text">
      <style:text-properties style:font-name="Arial" style:font-name-complex="Arial" fo:color="#323232"/>
    </style:style>
    <style:style style:name="P27" style:parent-style-name="Standard" style:family="paragraph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list-style-name="LFO1" style:family="paragraph">
      <style:text-properties fo:language="en" fo:country="US"/>
    </style:style>
    <style:style style:name="P41" style:parent-style-name="Standard" style:list-style-name="LFO1" style:family="paragraph">
      <style:text-properties fo:language="en" fo:country="US"/>
    </style:style>
    <style:style style:name="P42" style:parent-style-name="Standard" style:list-style-name="LFO1" style:family="paragraph">
      <style:text-properties fo:language="en" fo:country="US"/>
    </style:style>
    <style:style style:name="P43" style:parent-style-name="Standard" style:list-style-name="LFO1" style:family="paragraph">
      <style:text-properties fo:language="en" fo:country="US"/>
    </style:style>
    <style:style style:name="P44" style:parent-style-name="Standard" style:list-style-name="LFO1" style:family="paragraph"/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Q1.<text:s/></text:span>List<text:s/><text:span text:style-name="T3">a</text:span>ll the tools yo<text:span text:style-name="T4">u<text:s/></text:span>might<text:s/><text:span text:style-name="T5">u</text:span>se<text:s/><text:span text:style-name="T6">a</text:span>s<text:s/><text:span text:style-name="T7">a</text:span><text:s/>web developer<text:span text:style-name="T8">.</text:span></text:p>
      <text:p text:style-name="P9"><text:span text:style-name="T10">Ans1.</text:span><text:span text:style-name="T11"><text:s/></text:span><text:span text:style-name="T12">The following are the most essential tools for Web Development:</text:span></text:p>
      <text:p text:style-name="P13"><text:span text:style-name="T14">1. Visual Studio Code, Atom, Sublime text - Text editor</text:span></text:p>
      <text:p text:style-name="P15"><text:span text:style-name="T16">2. React JavaScript front-end development</text:span></text:p>
      <text:p text:style-name="P17"><text:span text:style-name="T18">3. Django (Python-based) Spring (Java-based), Asp.net,</text:span></text:p>
      <text:p text:style-name="P19"><text:span text:style-name="T20"> 4. CSS framework bootstrap, Foundation, Material UI</text:span></text:p>
      <text:p text:style-name="P21"><text:span text:style-name="T22">5. Package managers - Yarn</text:span></text:p>
      <text:p text:style-name="P23"><text:span text:style-name="T24">6. Git client- GitHub</text:span></text:p>
      <text:p text:style-name="P25"><text:span text:style-name="T26">7. Web design tools - Adobe Dreamweaver</text:span></text:p>
      <text:p text:style-name="P27"/>
      <text:p text:style-name="Standard"><text:span text:style-name="T28">Q2.<text:s/></text:span>Wh<text:span text:style-name="T29">a</text:span>t<text:s/><text:span text:style-name="T30">a</text:span>re some of the fe<text:span text:style-name="T31">a</text:span>tres of PW Skills Online L<text:span text:style-name="T32">a</text:span>b? Expl<text:span text:style-name="T33">a</text:span>in how they<text:s/><text:span text:style-name="T34">a</text:span>re<text:s/><text:span text:style-name="T35">u</text:span>sef<text:span text:style-name="T36">u</text:span>l<text:span text:style-name="T37">l.</text:span></text:p>
      <text:p text:style-name="P38"/>
      <text:p text:style-name="P39">Ans2.Some of the features of <text:s/>PWSKILLSLAB are:</text:p>
      <text:list text:style-name="LFO1" text:continue-numbering="true">
        <text:list-item>
          <text:p text:style-name="P40">Easy to access from anywhere</text:p>
        </text:list-item>
        <text:list-item>
          <text:p text:style-name="P41">Easy to work with</text:p>
        </text:list-item>
        <text:list-item>
          <text:p text:style-name="P42">Live output</text:p>
        </text:list-item>
        <text:list-item>
          <text:p text:style-name="P43">Easy to upload and link files</text:p>
        </text:list-item>
        <text:list-item>
          <text:p text:style-name="P44"><text:span text:style-name="T45">Can be accessed by both mobile and<text:s/></text:span><text:span text:style-name="T46">laptop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583in" text:min-label-width="0.125in" text:list-level-position-and-space-mode="label-alignment">
          <style:list-level-label-alignment text:label-followed-by="listtab" fo:margin-left="1.5833in" fo:text-indent="-0.125in"/>
        </style:list-level-properties>
      </text:list-level-style-number>
      <text:list-level-style-number text:level="4" style:num-suffix="." style:num-format="1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583in" text:min-label-width="0.125in" text:list-level-position-and-space-mode="label-alignment">
          <style:list-level-label-alignment text:label-followed-by="listtab" fo:margin-left="3.0833in" fo:text-indent="-0.125in"/>
        </style:list-level-properties>
      </text:list-level-style-number>
      <text:list-level-style-number text:level="7" style:num-suffix="." style:num-format="1">
        <style:list-level-properties text:space-before="3.3333in" text:min-label-width="0.25in" text:list-level-position-and-space-mode="label-alignment">
          <style:list-level-label-alignment text:label-followed-by="listtab" fo:margin-left="3.5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333in" text:min-label-width="0.25in" text:list-level-position-and-space-mode="label-alignment">
          <style:list-level-label-alignment text:label-followed-by="listtab" fo:margin-left="4.0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583in" text:min-label-width="0.125in" text:list-level-position-and-space-mode="label-alignment">
          <style:list-level-label-alignment text:label-followed-by="listtab" fo:margin-left="4.5833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nmay sisodia</dc:creator>
    <meta:creation-date>2009-04-16T11:32:00Z</meta:creation-date>
    <dc:date>2023-03-31T17:49:00Z</dc:date>
    <meta:template xlink:href="Normal" xlink:type="simple"/>
    <meta:editing-cycles>4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2" meta:character-count="689" meta:row-count="4" meta:non-whitespace-character-count="588"/>
  </office:meta>
</office:document-meta>
</file>